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5e97d" officeooo:paragraph-rsid="0005e97d"/>
    </style:style>
    <style:style style:name="P2" style:family="paragraph" style:parent-style-name="Standard">
      <style:text-properties officeooo:rsid="0005e97d" officeooo:paragraph-rsid="0005f02c"/>
    </style:style>
    <style:style style:name="P3" style:family="paragraph" style:parent-style-name="Standard">
      <style:text-properties officeooo:rsid="0005f02c" officeooo:paragraph-rsid="0005f02c"/>
    </style:style>
    <style:style style:name="P4" style:family="paragraph" style:parent-style-name="Standard">
      <style:text-properties officeooo:rsid="00079935" officeooo:paragraph-rsid="00079935"/>
    </style:style>
    <style:style style:name="T1" style:family="text">
      <style:text-properties officeooo:rsid="0005e97d"/>
    </style:style>
    <style:style style:name="T2" style:family="text">
      <style:text-properties officeooo:rsid="0005f02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#include&lt;stdio.h&gt;</text:p>
      <text:p text:style-name="P1">#include&lt;stdlib.h&gt;</text:p>
      <text:p text:style-name="P1">#include&lt;sys/wait.h&gt;</text:p>
      <text:p text:style-name="P1">#include&lt;unistd.h&gt;</text:p>
      <text:p text:style-name="P1">int main(void){</text:p>
      <text:p text:style-name="P1"><text:tab/>int arr[1000];</text:p>
      <text:p text:style-name="P1"><text:tab/>int totalSum=0;</text:p>
      <text:p text:style-name="P1"><text:tab/>int t1,t2,t3,t4,t5,t6,t7,t8,t9,t10;</text:p>
      <text:p text:style-name="P1"><text:tab/>for(int i=0;i&lt;=1000;i++){</text:p>
      <text:p text:style-name="P1"><text:tab/>arr[i]=i; }</text:p>
      <text:p text:style-name="P1">int cpid=fork();</text:p>
      <text:p text:style-name="P1">if(cpid==0){</text:p>
      <text:p text:style-name="P1"><text:tab/>for(int i=0;i&lt;=100;i++){</text:p>
      <text:p text:style-name="P1"><text:tab/><text:span text:style-name="T2">t1=t1+arr[i];</text:span></text:p>
      <text:p text:style-name="P3">}</text:p>
      <text:p text:style-name="P3">totalSum = totalSum+ t1;</text:p>
      <text:p text:style-name="P3">exit(totalSum);</text:p>
      <text:p text:style-name="P1">}</text:p>
      <text:p text:style-name="P3">else {</text:p>
      <text:p text:style-name="P3"><text:tab/>int cpid1=fork();</text:p>
      <text:p text:style-name="P3"><text:tab/><text:span text:style-name="T1">if(cpid</text:span>1<text:span text:style-name="T1">==0){</text:span></text:p>
      <text:p text:style-name="P2"><text:tab/>for(int i=<text:span text:style-name="T2">1</text:span>0<text:span text:style-name="T2">1</text:span>;i&lt;=<text:span text:style-name="T2">2</text:span>00;i++){</text:p>
      <text:p text:style-name="P2"><text:tab/><text:span text:style-name="T2">t2=t2+arr[i];</text:span></text:p>
      <text:p text:style-name="P3"><text:tab/>}</text:p>
      <text:p text:style-name="P3"><text:tab/>totalSum = totalSum+ t2;</text:p>
      <text:p text:style-name="P3"><text:tab/>exit(totalSum);</text:p>
      <text:p text:style-name="P2"><text:tab/>}</text:p>
      <text:p text:style-name="P2"><text:tab/><text:span text:style-name="T2">else if </text:span></text:p>
      <text:p text:style-name="P3"><text:tab/>int cpid2=fork();</text:p>
      <text:p text:style-name="P3"><text:tab/><text:span text:style-name="T1">if(cpid</text:span>2<text:span text:style-name="T1">==0){</text:span></text:p>
      <text:p text:style-name="P2"><text:tab/>for(int i=<text:span text:style-name="T2">2</text:span>0<text:span text:style-name="T2">1</text:span>;i&lt;=<text:span text:style-name="T2">3</text:span>00;i++){</text:p>
      <text:p text:style-name="P2"><text:tab/><text:span text:style-name="T2">t3=t3+arr[i];</text:span></text:p>
      <text:p text:style-name="P3"><text:tab/>}</text:p>
      <text:p text:style-name="P3"><text:tab/>totalSum = totalSum+ t3;</text:p>
      <text:p text:style-name="P3"><text:tab/>exit(totalSum);</text:p>
      <text:p text:style-name="P2"><text:tab/>}</text:p>
      <text:p text:style-name="P2"><text:span text:style-name="T2"><text:tab/>else if </text:span></text:p>
      <text:p text:style-name="P3"><text:tab/>int cpid3=fork();</text:p>
      <text:p text:style-name="P3"><text:tab/><text:span text:style-name="T1">if(cpid</text:span>3<text:span text:style-name="T1">==0){</text:span></text:p>
      <text:p text:style-name="P2"><text:tab/>for(int i=<text:span text:style-name="T2">3</text:span>0<text:span text:style-name="T2">1</text:span>;i&lt;=<text:span text:style-name="T2">4</text:span>00;i++){</text:p>
      <text:p text:style-name="P2"><text:tab/><text:span text:style-name="T2">t4=t4+arr[i];</text:span></text:p>
      <text:p text:style-name="P3"><text:tab/>}</text:p>
      <text:p text:style-name="P3"><text:tab/>totalSum = totalSum+ t4;</text:p>
      <text:p text:style-name="P3"><text:tab/>exit(totalSum);</text:p>
      <text:p text:style-name="P2"><text:tab/>}</text:p>
      <text:p text:style-name="P2"><text:span text:style-name="T2"><text:tab/>else if </text:span></text:p>
      <text:p text:style-name="P3"><text:tab/>int cpid4=fork();</text:p>
      <text:p text:style-name="P3"><text:tab/><text:span text:style-name="T1">if(cpid</text:span>4<text:span text:style-name="T1">==0){</text:span></text:p>
      <text:p text:style-name="P2"><text:tab/>for(int i=<text:span text:style-name="T2">4</text:span>0<text:span text:style-name="T2">1</text:span>;i&lt;=<text:span text:style-name="T2">5</text:span>00;i++){</text:p>
      <text:p text:style-name="P2"><text:tab/><text:span text:style-name="T2">t4=t4+arr[i];</text:span></text:p>
      <text:p text:style-name="P3"><text:tab/>}</text:p>
      <text:p text:style-name="P3"><text:tab/>totalSum = totalSum+ t4;</text:p>
      <text:p text:style-name="P3"><text:tab/>exit(totalSum);</text:p>
      <text:p text:style-name="P2"><text:soft-page-break/><text:tab/>}</text:p>
      <text:p text:style-name="P2"><text:span text:style-name="T2"><text:tab/>else if </text:span></text:p>
      <text:p text:style-name="P3"><text:tab/>int cpid5=fork();</text:p>
      <text:p text:style-name="P3"><text:tab/><text:span text:style-name="T1">if(cpid</text:span>5<text:span text:style-name="T1">==0){</text:span></text:p>
      <text:p text:style-name="P2"><text:tab/>for(int i=<text:span text:style-name="T2">5</text:span>0<text:span text:style-name="T2">1</text:span>;i&lt;=<text:span text:style-name="T2">6</text:span>00;i++){</text:p>
      <text:p text:style-name="P2"><text:tab/><text:span text:style-name="T2">t5=t5+arr[i];</text:span></text:p>
      <text:p text:style-name="P3"><text:tab/>}</text:p>
      <text:p text:style-name="P3"><text:tab/>totalSum = totalSum+ t5;</text:p>
      <text:p text:style-name="P3"><text:tab/>exit(totalSum);</text:p>
      <text:p text:style-name="P2"><text:tab/>}</text:p>
      <text:p text:style-name="P2"><text:tab/><text:span text:style-name="T2">else if </text:span></text:p>
      <text:p text:style-name="P3"><text:tab/>int cpid6=fork();</text:p>
      <text:p text:style-name="P3"><text:tab/><text:span text:style-name="T1">if(cpid</text:span>6<text:span text:style-name="T1">==0){</text:span></text:p>
      <text:p text:style-name="P2"><text:tab/>for(int i=<text:span text:style-name="T2">6</text:span>0<text:span text:style-name="T2">1</text:span>;i&lt;=<text:span text:style-name="T2">7</text:span>00;i++){</text:p>
      <text:p text:style-name="P2"><text:tab/><text:span text:style-name="T2">t6=t6+arr[i];</text:span></text:p>
      <text:p text:style-name="P3"><text:tab/>}</text:p>
      <text:p text:style-name="P3"><text:tab/>totalSum = totalSum+ t6;</text:p>
      <text:p text:style-name="P3"><text:tab/>exit(totalSum);</text:p>
      <text:p text:style-name="P2"><text:tab/>}</text:p>
      <text:p text:style-name="P2"><text:tab/><text:span text:style-name="T2">else if </text:span></text:p>
      <text:p text:style-name="P3"><text:tab/>int cpid7=fork();</text:p>
      <text:p text:style-name="P3"><text:tab/><text:span text:style-name="T1">if(cpid</text:span>7<text:span text:style-name="T1">==0){</text:span></text:p>
      <text:p text:style-name="P2"><text:tab/>for(int i=<text:span text:style-name="T2">7</text:span>0<text:span text:style-name="T2">1</text:span>;i&lt;=<text:span text:style-name="T2">8</text:span>00;i++){</text:p>
      <text:p text:style-name="P2"><text:tab/><text:span text:style-name="T2">t7=t7+arr[i];</text:span></text:p>
      <text:p text:style-name="P3"><text:tab/>}</text:p>
      <text:p text:style-name="P3"><text:tab/>totalSum = totalSum+ t7;</text:p>
      <text:p text:style-name="P3"><text:tab/>exit(totalSum);</text:p>
      <text:p text:style-name="P2"><text:tab/>}</text:p>
      <text:p text:style-name="P2"><text:tab/><text:span text:style-name="T2">else if </text:span></text:p>
      <text:p text:style-name="P3"><text:tab/>int cpid8=fork();</text:p>
      <text:p text:style-name="P3"><text:tab/><text:span text:style-name="T1">if(cpid</text:span>8<text:span text:style-name="T1">==0){</text:span></text:p>
      <text:p text:style-name="P2"><text:tab/>for(int i=<text:span text:style-name="T2">8</text:span>0<text:span text:style-name="T2">1</text:span>;i&lt;=<text:span text:style-name="T2">9</text:span>00;i++){</text:p>
      <text:p text:style-name="P2"><text:tab/><text:span text:style-name="T2">t8=t8+arr[i];</text:span></text:p>
      <text:p text:style-name="P3"><text:tab/>}</text:p>
      <text:p text:style-name="P3"><text:tab/>totalSum = totalSum+ t8;</text:p>
      <text:p text:style-name="P3"><text:tab/>exit(totalSum);</text:p>
      <text:p text:style-name="P2"><text:tab/>}</text:p>
      <text:p text:style-name="P2"><text:tab/><text:span text:style-name="T2">else if </text:span></text:p>
      <text:p text:style-name="P3"><text:tab/>int cpid9=fork();</text:p>
      <text:p text:style-name="P3"><text:tab/><text:span text:style-name="T1">if(cpid</text:span>9<text:span text:style-name="T1">==0){</text:span></text:p>
      <text:p text:style-name="P2"><text:tab/>for(int i=<text:span text:style-name="T2">9</text:span>0<text:span text:style-name="T2">1</text:span>;i&lt;=<text:span text:style-name="T2">10</text:span>00;i++){</text:p>
      <text:p text:style-name="P2"><text:tab/><text:span text:style-name="T2">t9=t9+arr[i];</text:span></text:p>
      <text:p text:style-name="P3"><text:tab/>}</text:p>
      <text:p text:style-name="P3"><text:tab/>totalSum = totalSum+ t9;</text:p>
      <text:p text:style-name="P3"><text:tab/>exit(totalSum);</text:p>
      <text:p text:style-name="P2"><text:tab/>}</text:p>
      <text:p text:style-name="P4">}</text:p>
      <text:p text:style-name="P4">printf(“TOTAL SUM IS “ %d,totalSum);</text:p>
      <text:p text:style-name="P4"/>
      <text:p text:style-name="P4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0T09:16:09.651906833</meta:creation-date>
    <dc:date>2018-10-10T09:39:26.045580062</dc:date>
    <meta:editing-duration>PT2M25S</meta:editing-duration>
    <meta:editing-cycles>1</meta:editing-cycles>
    <meta:document-statistic meta:table-count="0" meta:image-count="0" meta:object-count="0" meta:page-count="2" meta:paragraph-count="102" meta:word-count="171" meta:character-count="1480" meta:non-whitespace-character-count="1316"/>
    <meta:generator>LibreOffice/6.0.3.2$Linux_X86_64 LibreOffice_project/00m0$Build-2</meta:generator>
  </office:meta>
</office:document-meta>
</file>